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1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lonna MT" svg:font-family="Colonna MT" style:font-family-generic="decorative" style:font-pitch="variable" svg:panose-1="4 2 8 5 6 2 2 3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image text:level="1" xlink:href="media/image1.png" xlink:type="simple" xlink:show="embed" xlink:actuate="onLoad">
        <style:list-level-properties text:space-before="0.25in" text:min-label-width="0.25in" style:vertical-pos="middle" style:vertical-rel="line" fo:width="0.1506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0.9812in"/>
    </style:style>
    <style:style style:name="TableColumn4" style:family="table-column">
      <style:table-column-properties style:column-width="4.134in"/>
    </style:style>
    <style:style style:name="TableColumn5" style:family="table-column">
      <style:table-column-properties style:column-width="1.1777in"/>
    </style:style>
    <style:style style:name="Table2" style:family="table">
      <style:table-properties style:width="6.293in" fo:margin-left="0in" table:align="left"/>
    </style:style>
    <style:style style:name="TableRow6" style:family="table-row">
      <style:table-row-properties style:min-row-height="2.3388in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Standard" style:family="paragraph">
      <style:paragraph-properties fo:margin-bottom="0in" fo:line-height="100%"/>
      <style:text-properties fo:font-size="26pt" style:font-size-asian="26pt"/>
    </style:style>
    <style:style style:name="P9" style:parent-style-name="Standard" style:family="paragraph">
      <style:paragraph-properties fo:margin-bottom="0in" fo:line-height="100%"/>
      <style:text-properties fo:font-size="36pt" style:font-size-asian="36pt"/>
    </style:style>
    <style:style style:name="P10" style:parent-style-name="Standard" style:family="paragraph">
      <style:paragraph-properties fo:margin-bottom="0in" fo:line-height="100%"/>
      <style:text-properties fo:font-size="5pt" style:font-size-asian="5pt"/>
    </style:style>
    <style:style style:name="P11" style:parent-style-name="Standard" style:family="paragraph">
      <style:paragraph-properties fo:margin-bottom="0in" fo:line-height="100%"/>
    </style:style>
    <style:style style:name="T12" style:parent-style-name="Absatz-Standardschriftart" style:family="text">
      <style:text-properties fo:font-size="32pt" style:font-size-asian="32pt" style:font-size-complex="32pt"/>
    </style:style>
    <style:style style:name="T13" style:parent-style-name="Absatz-Standardschriftart" style:family="text">
      <style:text-properties fo:font-size="26pt" style:font-size-asian="26pt" style:font-size-complex="32pt"/>
    </style:style>
    <style:style style:name="T14" style:parent-style-name="Absatz-Standardschriftart" style:family="text">
      <style:text-properties fo:font-size="32pt" style:font-size-asian="32pt" style:font-size-complex="32pt"/>
    </style:style>
    <style:style style:name="T15" style:parent-style-name="Absatz-Standardschriftart" style:family="text">
      <style:text-properties fo:font-size="26pt" style:font-size-asian="26pt" style:font-size-complex="32pt"/>
    </style:style>
    <style:style style:name="P16" style:parent-style-name="Standard" style:family="paragraph">
      <style:paragraph-properties fo:margin-bottom="0in" fo:line-height="100%"/>
    </style:style>
    <style:style style:name="T17" style:parent-style-name="Absatz-Standardschriftart" style:family="text">
      <style:text-properties fo:font-size="32pt" style:font-size-asian="32pt" style:font-size-complex="32pt"/>
    </style:style>
    <style:style style:name="T18" style:parent-style-name="Absatz-Standardschriftart" style:family="text">
      <style:text-properties fo:font-size="32pt" style:font-size-asian="32pt" style:font-size-complex="32pt"/>
    </style:style>
    <style:style style:name="TableCell19" style:family="table-cell">
      <style:table-cell-properties fo:border="none" style:writing-mode="lr-tb" fo:padding-top="0in" fo:padding-left="0.075in" fo:padding-bottom="0in" fo:padding-right="0.075in"/>
    </style:style>
    <style:style style:name="P20" style:parent-style-name="Standard" style:family="paragraph">
      <style:paragraph-properties fo:text-align="center" fo:margin-bottom="0in" fo:line-height="100%"/>
      <style:text-properties style:font-name="Colonna MT" fo:font-size="36pt" style:font-size-asian="36pt"/>
    </style:style>
    <style:style style:name="P21" style:parent-style-name="Standard" style:family="paragraph">
      <style:paragraph-properties fo:text-align="center" fo:margin-bottom="0in" fo:line-height="100%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Standard" style:family="paragraph">
      <style:paragraph-properties fo:margin-bottom="0in" fo:line-height="100%"/>
    </style:style>
    <style:style style:name="P24" style:parent-style-name="Standard" style:family="paragraph">
      <style:paragraph-properties fo:margin-bottom="0in" fo:line-height="100%"/>
    </style:style>
    <style:style style:name="P25" style:parent-style-name="Standard" style:family="paragraph">
      <style:paragraph-properties fo:margin-bottom="0in" fo:line-height="100%"/>
    </style:style>
    <style:style style:name="P26" style:parent-style-name="Standard" style:family="paragraph">
      <style:paragraph-properties fo:margin-bottom="0in" fo:line-height="100%"/>
    </style:style>
    <style:style style:name="P27" style:parent-style-name="Standard" style:family="paragraph">
      <style:paragraph-properties fo:margin-bottom="0in" fo:line-height="100%"/>
    </style:style>
    <style:style style:name="P28" style:parent-style-name="Standard" style:family="paragraph">
      <style:paragraph-properties fo:margin-bottom="0in" fo:line-height="100%"/>
    </style:style>
    <style:style style:name="P29" style:parent-style-name="Standard" style:family="paragraph">
      <style:paragraph-properties fo:margin-bottom="0in" fo:line-height="100%"/>
    </style:style>
    <style:style style:name="P30" style:parent-style-name="Standard" style:family="paragraph">
      <style:paragraph-properties fo:margin-bottom="0in" fo:line-height="100%"/>
    </style:style>
    <style:style style:name="P31" style:parent-style-name="Standard" style:family="paragraph">
      <style:paragraph-properties fo:text-align="end" fo:margin-bottom="0in" fo:line-height="100%"/>
    </style:style>
    <style:style style:name="T32" style:parent-style-name="Absatz-Standardschriftart" style:family="text">
      <style:text-properties fo:font-size="26pt" style:font-size-asian="26pt" style:font-size-complex="72pt"/>
    </style:style>
    <style:style style:name="TableRow33" style:family="table-row">
      <style:table-row-properties style:min-row-height="1.6729in"/>
    </style:style>
    <style:style style:name="TableCell34" style:family="table-cell">
      <style:table-cell-properties fo:border="none" style:writing-mode="lr-tb" fo:padding-top="0in" fo:padding-left="0.075in" fo:padding-bottom="0in" fo:padding-right="0.075in"/>
    </style:style>
    <style:style style:name="P35" style:parent-style-name="Standard" style:family="paragraph">
      <style:paragraph-properties fo:margin-bottom="0in" fo:line-height="100%"/>
    </style:style>
    <style:style style:name="T36" style:parent-style-name="Absatz-Standardschriftart" style:family="text">
      <style:text-properties fo:font-size="26pt" style:font-size-asian="26pt" style:font-size-complex="32pt"/>
    </style:style>
    <style:style style:name="P37" style:parent-style-name="Standard" style:family="paragraph">
      <style:paragraph-properties fo:margin-bottom="0in" fo:line-height="100%"/>
    </style:style>
    <style:style style:name="T38" style:parent-style-name="Absatz-Standardschriftart" style:family="text">
      <style:text-properties fo:font-size="26pt" style:font-size-asian="26pt" style:font-size-complex="32pt"/>
    </style:style>
    <style:style style:name="T39" style:parent-style-name="Absatz-Standardschriftart" style:family="text">
      <style:text-properties fo:font-size="26pt" style:font-size-asian="26pt" style:font-size-complex="32pt"/>
    </style:style>
    <style:style style:name="T40" style:parent-style-name="Absatz-Standardschriftart" style:family="text">
      <style:text-properties fo:font-size="32pt" style:font-size-asian="32pt" style:font-size-complex="32pt"/>
    </style:style>
    <style:style style:name="T41" style:parent-style-name="Absatz-Standardschriftart" style:family="text">
      <style:text-properties fo:font-size="26pt" style:font-size-asian="26pt" style:font-size-complex="32pt"/>
    </style:style>
    <style:style style:name="P42" style:parent-style-name="Listenabsatz" style:list-style-name="LFO1" style:family="paragraph">
      <style:paragraph-properties fo:margin-bottom="0in" fo:line-height="100%"/>
      <style:text-properties style:font-name="Colonna MT" fo:font-size="48pt" style:font-size-asian="48pt"/>
    </style:style>
    <style:style style:name="P43" style:parent-style-name="Standard" style:family="paragraph">
      <style:paragraph-properties fo:margin-bottom="0in" fo:line-height="100%"/>
    </style:style>
    <style:style style:name="TableRow44" style:family="table-row">
      <style:table-row-properties style:min-row-height="2.9479in"/>
    </style:style>
    <style:style style:name="TableCell45" style:family="table-cell">
      <style:table-cell-properties fo:border="none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margin-bottom="0in" fo:line-height="100%"/>
    </style:style>
    <style:style style:name="P47" style:parent-style-name="Standard" style:family="paragraph">
      <style:paragraph-properties fo:break-before="page"/>
      <style:text-properties fo:hyphenate="true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ge" style:horizontal-pos="from-left" style:vertical-pos="from-top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251659264" draw:style-name="a0" draw:name="Grafik 1" text:anchor-type="paragraph" svg:x="-1.00625in" svg:y="-0.30833in" svg:width="8.375in" svg:height="12.33056in" style:rel-width="scale" style:rel-height="scale"><draw:image xlink:href="media/image3.png" xlink:type="simple" xlink:show="embed" xlink:actuate="onLoad"/><svg:title/><svg:desc/></draw:frame></text:p>
      <text:p text:style-name="Standard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/>
            <text:p text:style-name="P9"/>
            <text:p text:style-name="P10"/>
            <text:p text:style-name="P11"><text:span text:style-name="T12"><draw:frame draw:style-name="a1" draw:name="Grafik 12" text:anchor-type="as-char" svg:x="0in" svg:y="0in" svg:width="0.375in" svg:height="0.375in" style:rel-width="scale" style:rel-height="scale"><draw:image xlink:href="media/image4.png" xlink:type="simple" xlink:show="embed" xlink:actuate="onLoad"/><svg:title/><svg:desc/></draw:frame></text:span><text:span text:style-name="T13">x</text:span><text:database-display text:table-name="Kartendaten" text:table-type="table" text:column-name="Nahrung"><form:connection-resource xlink:href="file:///C:\Users\Paul\Documents\GitHub\Cardzz\Paul\Kartenbank.accdb#mainDocumentType=3&amp;linkToQuery=1&amp;dataType=5&amp;connectString=Provider%3DMicrosoft.ACE.OLEDB.12.0;User%20ID%3DAdmin;Data%20Source%3DC:\Users\Paul\Documents\GitHub\Cardzz\Paul\Kartenbank.accdb;Mode%3DRead;Extended%20Properties%3D%22%22;Jet%20OLEDB:System%20database%3D%22%22;Jet%20OLEDB:Registry%20Path%3D%22%22;Jet%20OLEDB:Engine%20Type%3D6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query=SELECT%20*%20FROM%20%60Kartendaten%60%20&amp;dataSource=C:\Users\Paul\Documents\GitHub\Cardzz\Paul\Kartenbank.accdb&amp;viewMergedData=1&amp;odsoUdl=Provider%3DMicrosoft.ACE.OLEDB.12.0;User%20ID%3DAdmin;Data%20Source%3DC:\Users\Paul\Documents\GitHub\Cardzz\Paul\Kartenbank.accdb;Mode%3DRead;Extended%20Properties%3D%22%22;Jet%20OLEDB:System%20database%3D%22%22;Jet%20OLEDB:Registry%20Path%3D%22%22;Jet%20OLEDB:Engine%20Type%3D6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odsoTable=Kartendaten&amp;odsoSrc=C:\Users\Paul\Documents\GitHub\Cardzz\Paul\Kartenbank.accdb&amp;odsoColDelim=9&amp;odsoType=1&amp;odsoFHdr=1&amp;fieldMapColumn=0&amp;fieldMapLid=1033&amp;fieldMapDataEnd=1&amp;fieldMapColumn=0&amp;fieldMapLid=1033&amp;fieldMapDataEnd=2&amp;fieldMapColumn=0&amp;fieldMapLid=1033&amp;fieldMapDataEnd=3&amp;fieldMapColumn=0&amp;fieldMapLid=1033&amp;fieldMapDataEnd=4&amp;fieldMapColumn=0&amp;fieldMapLid=1033&amp;fieldMapDataEnd=5&amp;fieldMapColumn=0&amp;fieldMapLid=1033&amp;fieldMapDataEnd=6&amp;fieldMapColumn=0&amp;fieldMapLid=1033&amp;fieldMapDataEnd=7&amp;fieldMapColumn=0&amp;fieldMapLid=1033&amp;fieldMapDataEnd=8&amp;fieldMapColumn=0&amp;fieldMapLid=1033&amp;fieldMapDataEnd=9&amp;fieldMapColumn=0&amp;fieldMapLid=1033&amp;fieldMapDataEnd=10&amp;fieldMapColumn=0&amp;fieldMapLid=1033&amp;fieldMapDataEnd=11&amp;fieldMapColumn=0&amp;fieldMapLid=1033&amp;fieldMapDataEnd=12&amp;fieldMapColumn=0&amp;fieldMapLid=1033&amp;fieldMapDataEnd=13&amp;fieldMapColumn=0&amp;fieldMapLid=1033&amp;fieldMapDataEnd=14&amp;fieldMapColumn=0&amp;fieldMapLid=1033&amp;fieldMapDataEnd=15&amp;fieldMapColumn=0&amp;fieldMapLid=1033&amp;fieldMapDataEnd=16&amp;fieldMapColumn=0&amp;fieldMapLid=1033&amp;fieldMapDataEnd=17&amp;fieldMapColumn=0&amp;fieldMapLid=1033&amp;fieldMapDataEnd=18&amp;fieldMapColumn=0&amp;fieldMapLid=1033&amp;fieldMapDataEnd=19&amp;fieldMapColumn=0&amp;fieldMapLid=1033&amp;fieldMapDataEnd=20&amp;fieldMapColumn=0&amp;fieldMapLid=1033&amp;fieldMapDataEnd=21&amp;fieldMapColumn=0&amp;fieldMapLid=1033&amp;fieldMapDataEnd=22&amp;fieldMapColumn=0&amp;fieldMapLid=1033&amp;fieldMapDataEnd=23&amp;fieldMapColumn=0&amp;fieldMapLid=1033&amp;fieldMapDataEnd=24&amp;fieldMapColumn=0&amp;fieldMapLid=1033&amp;fieldMapDataEnd=25&amp;fieldMapColumn=0&amp;fieldMapLid=1033&amp;fieldMapDataEnd=26&amp;fieldMapColumn=0&amp;fieldMapLid=1033&amp;fieldMapDataEnd=27&amp;fieldMapColumn=0&amp;fieldMapLid=1033&amp;fieldMapDataEnd=28&amp;fieldMapColumn=0&amp;fieldMapLid=1033&amp;fieldMapDataEnd=29&amp;fieldMapColumn=0&amp;fieldMapLid=1033&amp;fieldMapDataEnd=30&amp;recipientActive=1&amp;recipientHash=-481444699&amp;recipientDataEnd=1&amp;recipientActive=1&amp;recipientHash=-1354923231&amp;recipientDataEnd=2&amp;recipientActive=1&amp;recipientHash=-575156801&amp;recipientDataEnd=3&amp;recipientActive=1&amp;recipientHash=-55992041&amp;recipientDataEnd=4&amp;recipientActive=1&amp;recipientHash=1610457447&amp;recipientDataEnd=5&amp;recipientActive=1&amp;recipientHash=814623932&amp;recipientDataEnd=6&amp;recipientActive=1&amp;recipientHash=-645184248&amp;recipientDataEnd=7&amp;recipientActive=1&amp;recipientHash=-2094259202&amp;recipientDataEnd=8&amp;recipientActive=1&amp;recipientHash=851249812&amp;recipientDataEnd=9&amp;recipientActive=1&amp;recipientHash=-67078632&amp;recipientDataEnd=10&amp;recipientActive=1&amp;recipientHash=387685292&amp;recipientDataEnd=11&amp;recipientActive=1&amp;recipientHash=1637934520&amp;recipientDataEnd=12&amp;recipientActive=1&amp;recipientHash=-64951946&amp;recipientDataEnd=13&amp;recipientActive=1&amp;recipientHash=-480276897&amp;recipientDataEnd=14&amp;recipientActive=1&amp;recipientHash=-1586644076&amp;recipientDataEnd=15&amp;recipientActive=1&amp;recipientHash=-266146484&amp;recipientDataEnd=16&amp;recipientActive=1&amp;recipientHash=-161997077&amp;recipientDataEnd=17&amp;recipientActive=1&amp;recipientHash=202248585&amp;recipientDataEnd=18&amp;recipientActive=1&amp;recipientHash=-139771169&amp;recipientDataEnd=19&amp;recipientActive=1&amp;recipientHash=625549414&amp;recipientDataEnd=20&amp;recipientActive=1&amp;recipientHash=-875304332&amp;recipientDataEnd=21&amp;recipientActive=1&amp;recipientHash=565720888&amp;recipientDataEnd=22&amp;recipientActive=1&amp;recipientHash=1048294319&amp;recipientDataEnd=23&amp;recipientActive=1&amp;recipientHash=424499379&amp;recipientDataEnd=24&amp;recipientActive=1&amp;recipientHash=1994938322&amp;recipientDataEnd=25&amp;recipientActive=1&amp;recipientHash=-657568662&amp;recipientDataEnd=26&amp;recipientActive=1&amp;recipientHash=-1235262770&amp;recipientDataEnd=27&amp;recipientActive=1&amp;recipientHash=292153840&amp;recipientDataEnd=28&amp;recipientActive=1&amp;recipientHash=-1724729030&amp;recipientDataEnd=29&amp;recipientActive=1&amp;recipientHash=491059922&amp;recipientDataEnd=30&amp;recipientActive=1&amp;recipientHash=761549993&amp;recipientDataEnd=31"/>0</text:database-display><text:span text:style-name="T14"><draw:frame draw:style-name="a2" draw:name="Grafik 10" text:anchor-type="as-char" svg:x="0in" svg:y="0in" svg:width="0.40625in" svg:height="0.40625in" style:rel-width="scale" style:rel-height="scale"><draw:image xlink:href="media/image5.png" xlink:type="simple" xlink:show="embed" xlink:actuate="onLoad"/><svg:title/><svg:desc/></draw:frame></text:span><text:span text:style-name="T15">x</text:span><text:database-display text:table-name="Kartendaten" text:table-type="table" text:column-name="Holz"><form:connection-resource xlink:href="file:///C:\Users\Paul\Documents\GitHub\Cardzz\Paul\Kartenbank.accdb#mainDocumentType=3&amp;linkToQuery=1&amp;dataType=5&amp;connectString=Provider%3DMicrosoft.ACE.OLEDB.12.0;User%20ID%3DAdmin;Data%20Source%3DC:\Users\Paul\Documents\GitHub\Cardzz\Paul\Kartenbank.accdb;Mode%3DRead;Extended%20Properties%3D%22%22;Jet%20OLEDB:System%20database%3D%22%22;Jet%20OLEDB:Registry%20Path%3D%22%22;Jet%20OLEDB:Engine%20Type%3D6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query=SELECT%20*%20FROM%20%60Kartendaten%60%20&amp;dataSource=C:\Users\Paul\Documents\GitHub\Cardzz\Paul\Kartenbank.accdb&amp;viewMergedData=1&amp;odsoUdl=Provider%3DMicrosoft.ACE.OLEDB.12.0;User%20ID%3DAdmin;Data%20Source%3DC:\Users\Paul\Documents\GitHub\Cardzz\Paul\Kartenbank.accdb;Mode%3DRead;Extended%20Properties%3D%22%22;Jet%20OLEDB:System%20database%3D%22%22;Jet%20OLEDB:Registry%20Path%3D%22%22;Jet%20OLEDB:Engine%20Type%3D6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odsoTable=Kartendaten&amp;odsoSrc=C:\Users\Paul\Documents\GitHub\Cardzz\Paul\Kartenbank.accdb&amp;odsoColDelim=9&amp;odsoType=1&amp;odsoFHdr=1&amp;fieldMapColumn=0&amp;fieldMapLid=1033&amp;fieldMapDataEnd=1&amp;fieldMapColumn=0&amp;fieldMapLid=1033&amp;fieldMapDataEnd=2&amp;fieldMapColumn=0&amp;fieldMapLid=1033&amp;fieldMapDataEnd=3&amp;fieldMapColumn=0&amp;fieldMapLid=1033&amp;fieldMapDataEnd=4&amp;fieldMapColumn=0&amp;fieldMapLid=1033&amp;fieldMapDataEnd=5&amp;fieldMapColumn=0&amp;fieldMapLid=1033&amp;fieldMapDataEnd=6&amp;fieldMapColumn=0&amp;fieldMapLid=1033&amp;fieldMapDataEnd=7&amp;fieldMapColumn=0&amp;fieldMapLid=1033&amp;fieldMapDataEnd=8&amp;fieldMapColumn=0&amp;fieldMapLid=1033&amp;fieldMapDataEnd=9&amp;fieldMapColumn=0&amp;fieldMapLid=1033&amp;fieldMapDataEnd=10&amp;fieldMapColumn=0&amp;fieldMapLid=1033&amp;fieldMapDataEnd=11&amp;fieldMapColumn=0&amp;fieldMapLid=1033&amp;fieldMapDataEnd=12&amp;fieldMapColumn=0&amp;fieldMapLid=1033&amp;fieldMapDataEnd=13&amp;fieldMapColumn=0&amp;fieldMapLid=1033&amp;fieldMapDataEnd=14&amp;fieldMapColumn=0&amp;fieldMapLid=1033&amp;fieldMapDataEnd=15&amp;fieldMapColumn=0&amp;fieldMapLid=1033&amp;fieldMapDataEnd=16&amp;fieldMapColumn=0&amp;fieldMapLid=1033&amp;fieldMapDataEnd=17&amp;fieldMapColumn=0&amp;fieldMapLid=1033&amp;fieldMapDataEnd=18&amp;fieldMapColumn=0&amp;fieldMapLid=1033&amp;fieldMapDataEnd=19&amp;fieldMapColumn=0&amp;fieldMapLid=1033&amp;fieldMapDataEnd=20&amp;fieldMapColumn=0&amp;fieldMapLid=1033&amp;fieldMapDataEnd=21&amp;fieldMapColumn=0&amp;fieldMapLid=1033&amp;fieldMapDataEnd=22&amp;fieldMapColumn=0&amp;fieldMapLid=1033&amp;fieldMapDataEnd=23&amp;fieldMapColumn=0&amp;fieldMapLid=1033&amp;fieldMapDataEnd=24&amp;fieldMapColumn=0&amp;fieldMapLid=1033&amp;fieldMapDataEnd=25&amp;fieldMapColumn=0&amp;fieldMapLid=1033&amp;fieldMapDataEnd=26&amp;fieldMapColumn=0&amp;fieldMapLid=1033&amp;fieldMapDataEnd=27&amp;fieldMapColumn=0&amp;fieldMapLid=1033&amp;fieldMapDataEnd=28&amp;fieldMapColumn=0&amp;fieldMapLid=1033&amp;fieldMapDataEnd=29&amp;fieldMapColumn=0&amp;fieldMapLid=1033&amp;fieldMapDataEnd=30&amp;recipientActive=1&amp;recipientHash=-481444699&amp;recipientDataEnd=1&amp;recipientActive=1&amp;recipientHash=-1354923231&amp;recipientDataEnd=2&amp;recipientActive=1&amp;recipientHash=-575156801&amp;recipientDataEnd=3&amp;recipientActive=1&amp;recipientHash=-55992041&amp;recipientDataEnd=4&amp;recipientActive=1&amp;recipientHash=1610457447&amp;recipientDataEnd=5&amp;recipientActive=1&amp;recipientHash=814623932&amp;recipientDataEnd=6&amp;recipientActive=1&amp;recipientHash=-645184248&amp;recipientDataEnd=7&amp;recipientActive=1&amp;recipientHash=-2094259202&amp;recipientDataEnd=8&amp;recipientActive=1&amp;recipientHash=851249812&amp;recipientDataEnd=9&amp;recipientActive=1&amp;recipientHash=-67078632&amp;recipientDataEnd=10&amp;recipientActive=1&amp;recipientHash=387685292&amp;recipientDataEnd=11&amp;recipientActive=1&amp;recipientHash=1637934520&amp;recipientDataEnd=12&amp;recipientActive=1&amp;recipientHash=-64951946&amp;recipientDataEnd=13&amp;recipientActive=1&amp;recipientHash=-480276897&amp;recipientDataEnd=14&amp;recipientActive=1&amp;recipientHash=-1586644076&amp;recipientDataEnd=15&amp;recipientActive=1&amp;recipientHash=-266146484&amp;recipientDataEnd=16&amp;recipientActive=1&amp;recipientHash=-161997077&amp;recipientDataEnd=17&amp;recipientActive=1&amp;recipientHash=202248585&amp;recipientDataEnd=18&amp;recipientActive=1&amp;recipientHash=-139771169&amp;recipientDataEnd=19&amp;recipientActive=1&amp;recipientHash=625549414&amp;recipientDataEnd=20&amp;recipientActive=1&amp;recipientHash=-875304332&amp;recipientDataEnd=21&amp;recipientActive=1&amp;recipientHash=565720888&amp;recipientDataEnd=22&amp;recipientActive=1&amp;recipientHash=1048294319&amp;recipientDataEnd=23&amp;recipientActive=1&amp;recipientHash=424499379&amp;recipientDataEnd=24&amp;recipientActive=1&amp;recipientHash=1994938322&amp;recipientDataEnd=25&amp;recipientActive=1&amp;recipientHash=-657568662&amp;recipientDataEnd=26&amp;recipientActive=1&amp;recipientHash=-1235262770&amp;recipientDataEnd=27&amp;recipientActive=1&amp;recipientHash=292153840&amp;recipientDataEnd=28&amp;recipientActive=1&amp;recipientHash=-1724729030&amp;recipientDataEnd=29&amp;recipientActive=1&amp;recipientHash=491059922&amp;recipientDataEnd=30&amp;recipientActive=1&amp;recipientHash=761549993&amp;recipientDataEnd=31"/>1</text:database-display></text:p>
            <text:p text:style-name="P16"><text:span text:style-name="T17"><draw:frame draw:style-name="a3" draw:name="Grafik 11" text:anchor-type="as-char" svg:x="0in" svg:y="0in" svg:width="0.38542in" svg:height="0.38542in" style:rel-width="scale" style:rel-height="scale"><draw:image xlink:href="media/image6.png" xlink:type="simple" xlink:show="embed" xlink:actuate="onLoad"/><svg:title/><svg:desc/></draw:frame></text:span><text:span text:style-name="T18">x</text:span><text:database-display text:table-name="Kartendaten" text:table-type="table" text:column-name="Stein"><form:connection-resource xlink:href="file:///C:\Users\Paul\Documents\GitHub\Cardzz\Paul\Kartenbank.accdb#mainDocumentType=3&amp;linkToQuery=1&amp;dataType=5&amp;connectString=Provider%3DMicrosoft.ACE.OLEDB.12.0;User%20ID%3DAdmin;Data%20Source%3DC:\Users\Paul\Documents\GitHub\Cardzz\Paul\Kartenbank.accdb;Mode%3DRead;Extended%20Properties%3D%22%22;Jet%20OLEDB:System%20database%3D%22%22;Jet%20OLEDB:Registry%20Path%3D%22%22;Jet%20OLEDB:Engine%20Type%3D6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query=SELECT%20*%20FROM%20%60Kartendaten%60%20&amp;dataSource=C:\Users\Paul\Documents\GitHub\Cardzz\Paul\Kartenbank.accdb&amp;viewMergedData=1&amp;odsoUdl=Provider%3DMicrosoft.ACE.OLEDB.12.0;User%20ID%3DAdmin;Data%20Source%3DC:\Users\Paul\Documents\GitHub\Cardzz\Paul\Kartenbank.accdb;Mode%3DRead;Extended%20Properties%3D%22%22;Jet%20OLEDB:System%20database%3D%22%22;Jet%20OLEDB:Registry%20Path%3D%22%22;Jet%20OLEDB:Engine%20Type%3D6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odsoTable=Kartendaten&amp;odsoSrc=C:\Users\Paul\Documents\GitHub\Cardzz\Paul\Kartenbank.accdb&amp;odsoColDelim=9&amp;odsoType=1&amp;odsoFHdr=1&amp;fieldMapColumn=0&amp;fieldMapLid=1033&amp;fieldMapDataEnd=1&amp;fieldMapColumn=0&amp;fieldMapLid=1033&amp;fieldMapDataEnd=2&amp;fieldMapColumn=0&amp;fieldMapLid=1033&amp;fieldMapDataEnd=3&amp;fieldMapColumn=0&amp;fieldMapLid=1033&amp;fieldMapDataEnd=4&amp;fieldMapColumn=0&amp;fieldMapLid=1033&amp;fieldMapDataEnd=5&amp;fieldMapColumn=0&amp;fieldMapLid=1033&amp;fieldMapDataEnd=6&amp;fieldMapColumn=0&amp;fieldMapLid=1033&amp;fieldMapDataEnd=7&amp;fieldMapColumn=0&amp;fieldMapLid=1033&amp;fieldMapDataEnd=8&amp;fieldMapColumn=0&amp;fieldMapLid=1033&amp;fieldMapDataEnd=9&amp;fieldMapColumn=0&amp;fieldMapLid=1033&amp;fieldMapDataEnd=10&amp;fieldMapColumn=0&amp;fieldMapLid=1033&amp;fieldMapDataEnd=11&amp;fieldMapColumn=0&amp;fieldMapLid=1033&amp;fieldMapDataEnd=12&amp;fieldMapColumn=0&amp;fieldMapLid=1033&amp;fieldMapDataEnd=13&amp;fieldMapColumn=0&amp;fieldMapLid=1033&amp;fieldMapDataEnd=14&amp;fieldMapColumn=0&amp;fieldMapLid=1033&amp;fieldMapDataEnd=15&amp;fieldMapColumn=0&amp;fieldMapLid=1033&amp;fieldMapDataEnd=16&amp;fieldMapColumn=0&amp;fieldMapLid=1033&amp;fieldMapDataEnd=17&amp;fieldMapColumn=0&amp;fieldMapLid=1033&amp;fieldMapDataEnd=18&amp;fieldMapColumn=0&amp;fieldMapLid=1033&amp;fieldMapDataEnd=19&amp;fieldMapColumn=0&amp;fieldMapLid=1033&amp;fieldMapDataEnd=20&amp;fieldMapColumn=0&amp;fieldMapLid=1033&amp;fieldMapDataEnd=21&amp;fieldMapColumn=0&amp;fieldMapLid=1033&amp;fieldMapDataEnd=22&amp;fieldMapColumn=0&amp;fieldMapLid=1033&amp;fieldMapDataEnd=23&amp;fieldMapColumn=0&amp;fieldMapLid=1033&amp;fieldMapDataEnd=24&amp;fieldMapColumn=0&amp;fieldMapLid=1033&amp;fieldMapDataEnd=25&amp;fieldMapColumn=0&amp;fieldMapLid=1033&amp;fieldMapDataEnd=26&amp;fieldMapColumn=0&amp;fieldMapLid=1033&amp;fieldMapDataEnd=27&amp;fieldMapColumn=0&amp;fieldMapLid=1033&amp;fieldMapDataEnd=28&amp;fieldMapColumn=0&amp;fieldMapLid=1033&amp;fieldMapDataEnd=29&amp;fieldMapColumn=0&amp;fieldMapLid=1033&amp;fieldMapDataEnd=30&amp;recipientActive=1&amp;recipientHash=-481444699&amp;recipientDataEnd=1&amp;recipientActive=1&amp;recipientHash=-1354923231&amp;recipientDataEnd=2&amp;recipientActive=1&amp;recipientHash=-575156801&amp;recipientDataEnd=3&amp;recipientActive=1&amp;recipientHash=-55992041&amp;recipientDataEnd=4&amp;recipientActive=1&amp;recipientHash=1610457447&amp;recipientDataEnd=5&amp;recipientActive=1&amp;recipientHash=814623932&amp;recipientDataEnd=6&amp;recipientActive=1&amp;recipientHash=-645184248&amp;recipientDataEnd=7&amp;recipientActive=1&amp;recipientHash=-2094259202&amp;recipientDataEnd=8&amp;recipientActive=1&amp;recipientHash=851249812&amp;recipientDataEnd=9&amp;recipientActive=1&amp;recipientHash=-67078632&amp;recipientDataEnd=10&amp;recipientActive=1&amp;recipientHash=387685292&amp;recipientDataEnd=11&amp;recipientActive=1&amp;recipientHash=1637934520&amp;recipientDataEnd=12&amp;recipientActive=1&amp;recipientHash=-64951946&amp;recipientDataEnd=13&amp;recipientActive=1&amp;recipientHash=-480276897&amp;recipientDataEnd=14&amp;recipientActive=1&amp;recipientHash=-1586644076&amp;recipientDataEnd=15&amp;recipientActive=1&amp;recipientHash=-266146484&amp;recipientDataEnd=16&amp;recipientActive=1&amp;recipientHash=-161997077&amp;recipientDataEnd=17&amp;recipientActive=1&amp;recipientHash=202248585&amp;recipientDataEnd=18&amp;recipientActive=1&amp;recipientHash=-139771169&amp;recipientDataEnd=19&amp;recipientActive=1&amp;recipientHash=625549414&amp;recipientDataEnd=20&amp;recipientActive=1&amp;recipientHash=-875304332&amp;recipientDataEnd=21&amp;recipientActive=1&amp;recipientHash=565720888&amp;recipientDataEnd=22&amp;recipientActive=1&amp;recipientHash=1048294319&amp;recipientDataEnd=23&amp;recipientActive=1&amp;recipientHash=424499379&amp;recipientDataEnd=24&amp;recipientActive=1&amp;recipientHash=1994938322&amp;recipientDataEnd=25&amp;recipientActive=1&amp;recipientHash=-657568662&amp;recipientDataEnd=26&amp;recipientActive=1&amp;recipientHash=-1235262770&amp;recipientDataEnd=27&amp;recipientActive=1&amp;recipientHash=292153840&amp;recipientDataEnd=28&amp;recipientActive=1&amp;recipientHash=-1724729030&amp;recipientDataEnd=29&amp;recipientActive=1&amp;recipientHash=491059922&amp;recipientDataEnd=30&amp;recipientActive=1&amp;recipientHash=761549993&amp;recipientDataEnd=31"/>1</text:database-display></text:p>
          </table:table-cell>
          <table:table-cell table:style-name="TableCell19" table:number-rows-spanned="2">
            <text:p text:style-name="P20"/>
            <text:p text:style-name="P21"><text:database-display text:table-name="Kartendaten" text:table-type="table" text:column-name="Name"><form:connection-resource xlink:href="file:///C:\Users\Paul\Documents\GitHub\Cardzz\Paul\Kartenbank.accdb#mainDocumentType=3&amp;linkToQuery=1&amp;dataType=5&amp;connectString=Provider%3DMicrosoft.ACE.OLEDB.12.0;User%20ID%3DAdmin;Data%20Source%3DC:\Users\Paul\Documents\GitHub\Cardzz\Paul\Kartenbank.accdb;Mode%3DRead;Extended%20Properties%3D%22%22;Jet%20OLEDB:System%20database%3D%22%22;Jet%20OLEDB:Registry%20Path%3D%22%22;Jet%20OLEDB:Engine%20Type%3D6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query=SELECT%20*%20FROM%20%60Kartendaten%60%20&amp;dataSource=C:\Users\Paul\Documents\GitHub\Cardzz\Paul\Kartenbank.accdb&amp;viewMergedData=1&amp;odsoUdl=Provider%3DMicrosoft.ACE.OLEDB.12.0;User%20ID%3DAdmin;Data%20Source%3DC:\Users\Paul\Documents\GitHub\Cardzz\Paul\Kartenbank.accdb;Mode%3DRead;Extended%20Properties%3D%22%22;Jet%20OLEDB:System%20database%3D%22%22;Jet%20OLEDB:Registry%20Path%3D%22%22;Jet%20OLEDB:Engine%20Type%3D6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odsoTable=Kartendaten&amp;odsoSrc=C:\Users\Paul\Documents\GitHub\Cardzz\Paul\Kartenbank.accdb&amp;odsoColDelim=9&amp;odsoType=1&amp;odsoFHdr=1&amp;fieldMapColumn=0&amp;fieldMapLid=1033&amp;fieldMapDataEnd=1&amp;fieldMapColumn=0&amp;fieldMapLid=1033&amp;fieldMapDataEnd=2&amp;fieldMapColumn=0&amp;fieldMapLid=1033&amp;fieldMapDataEnd=3&amp;fieldMapColumn=0&amp;fieldMapLid=1033&amp;fieldMapDataEnd=4&amp;fieldMapColumn=0&amp;fieldMapLid=1033&amp;fieldMapDataEnd=5&amp;fieldMapColumn=0&amp;fieldMapLid=1033&amp;fieldMapDataEnd=6&amp;fieldMapColumn=0&amp;fieldMapLid=1033&amp;fieldMapDataEnd=7&amp;fieldMapColumn=0&amp;fieldMapLid=1033&amp;fieldMapDataEnd=8&amp;fieldMapColumn=0&amp;fieldMapLid=1033&amp;fieldMapDataEnd=9&amp;fieldMapColumn=0&amp;fieldMapLid=1033&amp;fieldMapDataEnd=10&amp;fieldMapColumn=0&amp;fieldMapLid=1033&amp;fieldMapDataEnd=11&amp;fieldMapColumn=0&amp;fieldMapLid=1033&amp;fieldMapDataEnd=12&amp;fieldMapColumn=0&amp;fieldMapLid=1033&amp;fieldMapDataEnd=13&amp;fieldMapColumn=0&amp;fieldMapLid=1033&amp;fieldMapDataEnd=14&amp;fieldMapColumn=0&amp;fieldMapLid=1033&amp;fieldMapDataEnd=15&amp;fieldMapColumn=0&amp;fieldMapLid=1033&amp;fieldMapDataEnd=16&amp;fieldMapColumn=0&amp;fieldMapLid=1033&amp;fieldMapDataEnd=17&amp;fieldMapColumn=0&amp;fieldMapLid=1033&amp;fieldMapDataEnd=18&amp;fieldMapColumn=0&amp;fieldMapLid=1033&amp;fieldMapDataEnd=19&amp;fieldMapColumn=0&amp;fieldMapLid=1033&amp;fieldMapDataEnd=20&amp;fieldMapColumn=0&amp;fieldMapLid=1033&amp;fieldMapDataEnd=21&amp;fieldMapColumn=0&amp;fieldMapLid=1033&amp;fieldMapDataEnd=22&amp;fieldMapColumn=0&amp;fieldMapLid=1033&amp;fieldMapDataEnd=23&amp;fieldMapColumn=0&amp;fieldMapLid=1033&amp;fieldMapDataEnd=24&amp;fieldMapColumn=0&amp;fieldMapLid=1033&amp;fieldMapDataEnd=25&amp;fieldMapColumn=0&amp;fieldMapLid=1033&amp;fieldMapDataEnd=26&amp;fieldMapColumn=0&amp;fieldMapLid=1033&amp;fieldMapDataEnd=27&amp;fieldMapColumn=0&amp;fieldMapLid=1033&amp;fieldMapDataEnd=28&amp;fieldMapColumn=0&amp;fieldMapLid=1033&amp;fieldMapDataEnd=29&amp;fieldMapColumn=0&amp;fieldMapLid=1033&amp;fieldMapDataEnd=30&amp;recipientActive=1&amp;recipientHash=-481444699&amp;recipientDataEnd=1&amp;recipientActive=1&amp;recipientHash=-1354923231&amp;recipientDataEnd=2&amp;recipientActive=1&amp;recipientHash=-575156801&amp;recipientDataEnd=3&amp;recipientActive=1&amp;recipientHash=-55992041&amp;recipientDataEnd=4&amp;recipientActive=1&amp;recipientHash=1610457447&amp;recipientDataEnd=5&amp;recipientActive=1&amp;recipientHash=814623932&amp;recipientDataEnd=6&amp;recipientActive=1&amp;recipientHash=-645184248&amp;recipientDataEnd=7&amp;recipientActive=1&amp;recipientHash=-2094259202&amp;recipientDataEnd=8&amp;recipientActive=1&amp;recipientHash=851249812&amp;recipientDataEnd=9&amp;recipientActive=1&amp;recipientHash=-67078632&amp;recipientDataEnd=10&amp;recipientActive=1&amp;recipientHash=387685292&amp;recipientDataEnd=11&amp;recipientActive=1&amp;recipientHash=1637934520&amp;recipientDataEnd=12&amp;recipientActive=1&amp;recipientHash=-64951946&amp;recipientDataEnd=13&amp;recipientActive=1&amp;recipientHash=-480276897&amp;recipientDataEnd=14&amp;recipientActive=1&amp;recipientHash=-1586644076&amp;recipientDataEnd=15&amp;recipientActive=1&amp;recipientHash=-266146484&amp;recipientDataEnd=16&amp;recipientActive=1&amp;recipientHash=-161997077&amp;recipientDataEnd=17&amp;recipientActive=1&amp;recipientHash=202248585&amp;recipientDataEnd=18&amp;recipientActive=1&amp;recipientHash=-139771169&amp;recipientDataEnd=19&amp;recipientActive=1&amp;recipientHash=625549414&amp;recipientDataEnd=20&amp;recipientActive=1&amp;recipientHash=-875304332&amp;recipientDataEnd=21&amp;recipientActive=1&amp;recipientHash=565720888&amp;recipientDataEnd=22&amp;recipientActive=1&amp;recipientHash=1048294319&amp;recipientDataEnd=23&amp;recipientActive=1&amp;recipientHash=424499379&amp;recipientDataEnd=24&amp;recipientActive=1&amp;recipientHash=1994938322&amp;recipientDataEnd=25&amp;recipientActive=1&amp;recipientHash=-657568662&amp;recipientDataEnd=26&amp;recipientActive=1&amp;recipientHash=-1235262770&amp;recipientDataEnd=27&amp;recipientActive=1&amp;recipientHash=292153840&amp;recipientDataEnd=28&amp;recipientActive=1&amp;recipientHash=-1724729030&amp;recipientDataEnd=29&amp;recipientActive=1&amp;recipientHash=491059922&amp;recipientDataEnd=30&amp;recipientActive=1&amp;recipientHash=761549993&amp;recipientDataEnd=31"/>Dorf</text:database-display></text:p>
          </table:table-cell>
          <table:table-cell table:style-name="TableCell22" table:number-rows-spanned="2">
            <text:p text:style-name="P23"/>
            <text:p text:style-name="P24"/>
            <text:p text:style-name="P25"/>
            <text:p text:style-name="P26"/>
            <text:p text:style-name="P27"/>
            <text:p text:style-name="P28"/>
            <text:p text:style-name="P29"/>
            <text:p text:style-name="P30"/>
            <text:p text:style-name="P31"><text:database-display text:table-name="Kartendaten" text:table-type="table" text:column-name="AP"><form:connection-resource xlink:href="file:///C:\Users\Paul\Documents\GitHub\Cardzz\Paul\Kartenbank.accdb#mainDocumentType=3&amp;linkToQuery=1&amp;dataType=5&amp;connectString=Provider%3DMicrosoft.ACE.OLEDB.12.0;User%20ID%3DAdmin;Data%20Source%3DC:\Users\Paul\Documents\GitHub\Cardzz\Paul\Kartenbank.accdb;Mode%3DRead;Extended%20Properties%3D%22%22;Jet%20OLEDB:System%20database%3D%22%22;Jet%20OLEDB:Registry%20Path%3D%22%22;Jet%20OLEDB:Engine%20Type%3D6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query=SELECT%20*%20FROM%20%60Kartendaten%60%20&amp;dataSource=C:\Users\Paul\Documents\GitHub\Cardzz\Paul\Kartenbank.accdb&amp;viewMergedData=1&amp;odsoUdl=Provider%3DMicrosoft.ACE.OLEDB.12.0;User%20ID%3DAdmin;Data%20Source%3DC:\Users\Paul\Documents\GitHub\Cardzz\Paul\Kartenbank.accdb;Mode%3DRead;Extended%20Properties%3D%22%22;Jet%20OLEDB:System%20database%3D%22%22;Jet%20OLEDB:Registry%20Path%3D%22%22;Jet%20OLEDB:Engine%20Type%3D6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odsoTable=Kartendaten&amp;odsoSrc=C:\Users\Paul\Documents\GitHub\Cardzz\Paul\Kartenbank.accdb&amp;odsoColDelim=9&amp;odsoType=1&amp;odsoFHdr=1&amp;fieldMapColumn=0&amp;fieldMapLid=1033&amp;fieldMapDataEnd=1&amp;fieldMapColumn=0&amp;fieldMapLid=1033&amp;fieldMapDataEnd=2&amp;fieldMapColumn=0&amp;fieldMapLid=1033&amp;fieldMapDataEnd=3&amp;fieldMapColumn=0&amp;fieldMapLid=1033&amp;fieldMapDataEnd=4&amp;fieldMapColumn=0&amp;fieldMapLid=1033&amp;fieldMapDataEnd=5&amp;fieldMapColumn=0&amp;fieldMapLid=1033&amp;fieldMapDataEnd=6&amp;fieldMapColumn=0&amp;fieldMapLid=1033&amp;fieldMapDataEnd=7&amp;fieldMapColumn=0&amp;fieldMapLid=1033&amp;fieldMapDataEnd=8&amp;fieldMapColumn=0&amp;fieldMapLid=1033&amp;fieldMapDataEnd=9&amp;fieldMapColumn=0&amp;fieldMapLid=1033&amp;fieldMapDataEnd=10&amp;fieldMapColumn=0&amp;fieldMapLid=1033&amp;fieldMapDataEnd=11&amp;fieldMapColumn=0&amp;fieldMapLid=1033&amp;fieldMapDataEnd=12&amp;fieldMapColumn=0&amp;fieldMapLid=1033&amp;fieldMapDataEnd=13&amp;fieldMapColumn=0&amp;fieldMapLid=1033&amp;fieldMapDataEnd=14&amp;fieldMapColumn=0&amp;fieldMapLid=1033&amp;fieldMapDataEnd=15&amp;fieldMapColumn=0&amp;fieldMapLid=1033&amp;fieldMapDataEnd=16&amp;fieldMapColumn=0&amp;fieldMapLid=1033&amp;fieldMapDataEnd=17&amp;fieldMapColumn=0&amp;fieldMapLid=1033&amp;fieldMapDataEnd=18&amp;fieldMapColumn=0&amp;fieldMapLid=1033&amp;fieldMapDataEnd=19&amp;fieldMapColumn=0&amp;fieldMapLid=1033&amp;fieldMapDataEnd=20&amp;fieldMapColumn=0&amp;fieldMapLid=1033&amp;fieldMapDataEnd=21&amp;fieldMapColumn=0&amp;fieldMapLid=1033&amp;fieldMapDataEnd=22&amp;fieldMapColumn=0&amp;fieldMapLid=1033&amp;fieldMapDataEnd=23&amp;fieldMapColumn=0&amp;fieldMapLid=1033&amp;fieldMapDataEnd=24&amp;fieldMapColumn=0&amp;fieldMapLid=1033&amp;fieldMapDataEnd=25&amp;fieldMapColumn=0&amp;fieldMapLid=1033&amp;fieldMapDataEnd=26&amp;fieldMapColumn=0&amp;fieldMapLid=1033&amp;fieldMapDataEnd=27&amp;fieldMapColumn=0&amp;fieldMapLid=1033&amp;fieldMapDataEnd=28&amp;fieldMapColumn=0&amp;fieldMapLid=1033&amp;fieldMapDataEnd=29&amp;fieldMapColumn=0&amp;fieldMapLid=1033&amp;fieldMapDataEnd=30&amp;recipientActive=1&amp;recipientHash=-481444699&amp;recipientDataEnd=1&amp;recipientActive=1&amp;recipientHash=-1354923231&amp;recipientDataEnd=2&amp;recipientActive=1&amp;recipientHash=-575156801&amp;recipientDataEnd=3&amp;recipientActive=1&amp;recipientHash=-55992041&amp;recipientDataEnd=4&amp;recipientActive=1&amp;recipientHash=1610457447&amp;recipientDataEnd=5&amp;recipientActive=1&amp;recipientHash=814623932&amp;recipientDataEnd=6&amp;recipientActive=1&amp;recipientHash=-645184248&amp;recipientDataEnd=7&amp;recipientActive=1&amp;recipientHash=-2094259202&amp;recipientDataEnd=8&amp;recipientActive=1&amp;recipientHash=851249812&amp;recipientDataEnd=9&amp;recipientActive=1&amp;recipientHash=-67078632&amp;recipientDataEnd=10&amp;recipientActive=1&amp;recipientHash=387685292&amp;recipientDataEnd=11&amp;recipientActive=1&amp;recipientHash=1637934520&amp;recipientDataEnd=12&amp;recipientActive=1&amp;recipientHash=-64951946&amp;recipientDataEnd=13&amp;recipientActive=1&amp;recipientHash=-480276897&amp;recipientDataEnd=14&amp;recipientActive=1&amp;recipientHash=-1586644076&amp;recipientDataEnd=15&amp;recipientActive=1&amp;recipientHash=-266146484&amp;recipientDataEnd=16&amp;recipientActive=1&amp;recipientHash=-161997077&amp;recipientDataEnd=17&amp;recipientActive=1&amp;recipientHash=202248585&amp;recipientDataEnd=18&amp;recipientActive=1&amp;recipientHash=-139771169&amp;recipientDataEnd=19&amp;recipientActive=1&amp;recipientHash=625549414&amp;recipientDataEnd=20&amp;recipientActive=1&amp;recipientHash=-875304332&amp;recipientDataEnd=21&amp;recipientActive=1&amp;recipientHash=565720888&amp;recipientDataEnd=22&amp;recipientActive=1&amp;recipientHash=1048294319&amp;recipientDataEnd=23&amp;recipientActive=1&amp;recipientHash=424499379&amp;recipientDataEnd=24&amp;recipientActive=1&amp;recipientHash=1994938322&amp;recipientDataEnd=25&amp;recipientActive=1&amp;recipientHash=-657568662&amp;recipientDataEnd=26&amp;recipientActive=1&amp;recipientHash=-1235262770&amp;recipientDataEnd=27&amp;recipientActive=1&amp;recipientHash=292153840&amp;recipientDataEnd=28&amp;recipientActive=1&amp;recipientHash=-1724729030&amp;recipientDataEnd=29&amp;recipientActive=1&amp;recipientHash=491059922&amp;recipientDataEnd=30&amp;recipientActive=1&amp;recipientHash=761549993&amp;recipientDataEnd=31"/>2</text:database-display><text:span text:style-name="T32">x</text:span><draw:frame draw:style-name="a4" draw:name="Grafik 16" text:anchor-type="as-char" svg:x="0in" svg:y="0in" svg:width="0.56667in" svg:height="0.56667in" style:rel-width="scale" style:rel-height="scale"><draw:image xlink:href="media/image7.png" xlink:type="simple" xlink:show="embed" xlink:actuate="onLoad"/><svg:title/><svg:desc/></draw:frame></text:p>
          </table:table-cell>
        </table:table-row>
        <table:table-row table:style-name="TableRow33">
          <table:table-cell table:style-name="TableCell34">
            <text:p text:style-name="P35"><draw:frame draw:id="id0" draw:style-name="a5" draw:name="Grafik 4" text:anchor-type="as-char" svg:x="0in" svg:y="0in" svg:width="0.36667in" svg:height="0.4in" style:rel-width="scale" style:rel-height="scale"><draw:image xlink:href="media/image2.png" xlink:type="simple" xlink:show="embed" xlink:actuate="onLoad"/><svg:title/><svg:desc/></draw:frame><text:span text:style-name="T36">x</text:span><text:database-display text:table-name="Kartendaten" text:table-type="table" text:column-name="Eisen"><form:connection-resource xlink:href="file:///C:\Users\Paul\Documents\GitHub\Cardzz\Paul\Kartenbank.accdb#mainDocumentType=3&amp;linkToQuery=1&amp;dataType=5&amp;connectString=Provider%3DMicrosoft.ACE.OLEDB.12.0;User%20ID%3DAdmin;Data%20Source%3DC:\Users\Paul\Documents\GitHub\Cardzz\Paul\Kartenbank.accdb;Mode%3DRead;Extended%20Properties%3D%22%22;Jet%20OLEDB:System%20database%3D%22%22;Jet%20OLEDB:Registry%20Path%3D%22%22;Jet%20OLEDB:Engine%20Type%3D6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query=SELECT%20*%20FROM%20%60Kartendaten%60%20&amp;dataSource=C:\Users\Paul\Documents\GitHub\Cardzz\Paul\Kartenbank.accdb&amp;viewMergedData=1&amp;odsoUdl=Provider%3DMicrosoft.ACE.OLEDB.12.0;User%20ID%3DAdmin;Data%20Source%3DC:\Users\Paul\Documents\GitHub\Cardzz\Paul\Kartenbank.accdb;Mode%3DRead;Extended%20Properties%3D%22%22;Jet%20OLEDB:System%20database%3D%22%22;Jet%20OLEDB:Registry%20Path%3D%22%22;Jet%20OLEDB:Engine%20Type%3D6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odsoTable=Kartendaten&amp;odsoSrc=C:\Users\Paul\Documents\GitHub\Cardzz\Paul\Kartenbank.accdb&amp;odsoColDelim=9&amp;odsoType=1&amp;odsoFHdr=1&amp;fieldMapColumn=0&amp;fieldMapLid=1033&amp;fieldMapDataEnd=1&amp;fieldMapColumn=0&amp;fieldMapLid=1033&amp;fieldMapDataEnd=2&amp;fieldMapColumn=0&amp;fieldMapLid=1033&amp;fieldMapDataEnd=3&amp;fieldMapColumn=0&amp;fieldMapLid=1033&amp;fieldMapDataEnd=4&amp;fieldMapColumn=0&amp;fieldMapLid=1033&amp;fieldMapDataEnd=5&amp;fieldMapColumn=0&amp;fieldMapLid=1033&amp;fieldMapDataEnd=6&amp;fieldMapColumn=0&amp;fieldMapLid=1033&amp;fieldMapDataEnd=7&amp;fieldMapColumn=0&amp;fieldMapLid=1033&amp;fieldMapDataEnd=8&amp;fieldMapColumn=0&amp;fieldMapLid=1033&amp;fieldMapDataEnd=9&amp;fieldMapColumn=0&amp;fieldMapLid=1033&amp;fieldMapDataEnd=10&amp;fieldMapColumn=0&amp;fieldMapLid=1033&amp;fieldMapDataEnd=11&amp;fieldMapColumn=0&amp;fieldMapLid=1033&amp;fieldMapDataEnd=12&amp;fieldMapColumn=0&amp;fieldMapLid=1033&amp;fieldMapDataEnd=13&amp;fieldMapColumn=0&amp;fieldMapLid=1033&amp;fieldMapDataEnd=14&amp;fieldMapColumn=0&amp;fieldMapLid=1033&amp;fieldMapDataEnd=15&amp;fieldMapColumn=0&amp;fieldMapLid=1033&amp;fieldMapDataEnd=16&amp;fieldMapColumn=0&amp;fieldMapLid=1033&amp;fieldMapDataEnd=17&amp;fieldMapColumn=0&amp;fieldMapLid=1033&amp;fieldMapDataEnd=18&amp;fieldMapColumn=0&amp;fieldMapLid=1033&amp;fieldMapDataEnd=19&amp;fieldMapColumn=0&amp;fieldMapLid=1033&amp;fieldMapDataEnd=20&amp;fieldMapColumn=0&amp;fieldMapLid=1033&amp;fieldMapDataEnd=21&amp;fieldMapColumn=0&amp;fieldMapLid=1033&amp;fieldMapDataEnd=22&amp;fieldMapColumn=0&amp;fieldMapLid=1033&amp;fieldMapDataEnd=23&amp;fieldMapColumn=0&amp;fieldMapLid=1033&amp;fieldMapDataEnd=24&amp;fieldMapColumn=0&amp;fieldMapLid=1033&amp;fieldMapDataEnd=25&amp;fieldMapColumn=0&amp;fieldMapLid=1033&amp;fieldMapDataEnd=26&amp;fieldMapColumn=0&amp;fieldMapLid=1033&amp;fieldMapDataEnd=27&amp;fieldMapColumn=0&amp;fieldMapLid=1033&amp;fieldMapDataEnd=28&amp;fieldMapColumn=0&amp;fieldMapLid=1033&amp;fieldMapDataEnd=29&amp;fieldMapColumn=0&amp;fieldMapLid=1033&amp;fieldMapDataEnd=30&amp;recipientActive=1&amp;recipientHash=-481444699&amp;recipientDataEnd=1&amp;recipientActive=1&amp;recipientHash=-1354923231&amp;recipientDataEnd=2&amp;recipientActive=1&amp;recipientHash=-575156801&amp;recipientDataEnd=3&amp;recipientActive=1&amp;recipientHash=-55992041&amp;recipientDataEnd=4&amp;recipientActive=1&amp;recipientHash=1610457447&amp;recipientDataEnd=5&amp;recipientActive=1&amp;recipientHash=814623932&amp;recipientDataEnd=6&amp;recipientActive=1&amp;recipientHash=-645184248&amp;recipientDataEnd=7&amp;recipientActive=1&amp;recipientHash=-2094259202&amp;recipientDataEnd=8&amp;recipientActive=1&amp;recipientHash=851249812&amp;recipientDataEnd=9&amp;recipientActive=1&amp;recipientHash=-67078632&amp;recipientDataEnd=10&amp;recipientActive=1&amp;recipientHash=387685292&amp;recipientDataEnd=11&amp;recipientActive=1&amp;recipientHash=1637934520&amp;recipientDataEnd=12&amp;recipientActive=1&amp;recipientHash=-64951946&amp;recipientDataEnd=13&amp;recipientActive=1&amp;recipientHash=-480276897&amp;recipientDataEnd=14&amp;recipientActive=1&amp;recipientHash=-1586644076&amp;recipientDataEnd=15&amp;recipientActive=1&amp;recipientHash=-266146484&amp;recipientDataEnd=16&amp;recipientActive=1&amp;recipientHash=-161997077&amp;recipientDataEnd=17&amp;recipientActive=1&amp;recipientHash=202248585&amp;recipientDataEnd=18&amp;recipientActive=1&amp;recipientHash=-139771169&amp;recipientDataEnd=19&amp;recipientActive=1&amp;recipientHash=625549414&amp;recipientDataEnd=20&amp;recipientActive=1&amp;recipientHash=-875304332&amp;recipientDataEnd=21&amp;recipientActive=1&amp;recipientHash=565720888&amp;recipientDataEnd=22&amp;recipientActive=1&amp;recipientHash=1048294319&amp;recipientDataEnd=23&amp;recipientActive=1&amp;recipientHash=424499379&amp;recipientDataEnd=24&amp;recipientActive=1&amp;recipientHash=1994938322&amp;recipientDataEnd=25&amp;recipientActive=1&amp;recipientHash=-657568662&amp;recipientDataEnd=26&amp;recipientActive=1&amp;recipientHash=-1235262770&amp;recipientDataEnd=27&amp;recipientActive=1&amp;recipientHash=292153840&amp;recipientDataEnd=28&amp;recipientActive=1&amp;recipientHash=-1724729030&amp;recipientDataEnd=29&amp;recipientActive=1&amp;recipientHash=491059922&amp;recipientDataEnd=30&amp;recipientActive=1&amp;recipientHash=761549993&amp;recipientDataEnd=31"/>0</text:database-display></text:p>
            <text:p text:style-name="P37"><text:span text:style-name="T38"><draw:frame draw:style-name="a6" draw:name="Grafik 8" text:anchor-type="as-char" svg:x="0in" svg:y="0in" svg:width="0.41621in" svg:height="0.41621in" style:rel-width="scale" style:rel-height="scale"><draw:image xlink:href="media/image6.png" xlink:type="simple" xlink:show="embed" xlink:actuate="onLoad"/><svg:title/><svg:desc/></draw:frame></text:span><text:span text:style-name="T39">x</text:span><text:database-display text:table-name="Kartendaten" text:table-type="table" text:column-name="Stein"><form:connection-resource xlink:href="file:///C:\Users\Paul\Documents\GitHub\Cardzz\Paul\Kartenbank.accdb#mainDocumentType=3&amp;linkToQuery=1&amp;dataType=5&amp;connectString=Provider%3DMicrosoft.ACE.OLEDB.12.0;User%20ID%3DAdmin;Data%20Source%3DC:\Users\Paul\Documents\GitHub\Cardzz\Paul\Kartenbank.accdb;Mode%3DRead;Extended%20Properties%3D%22%22;Jet%20OLEDB:System%20database%3D%22%22;Jet%20OLEDB:Registry%20Path%3D%22%22;Jet%20OLEDB:Engine%20Type%3D6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query=SELECT%20*%20FROM%20%60Kartendaten%60%20&amp;dataSource=C:\Users\Paul\Documents\GitHub\Cardzz\Paul\Kartenbank.accdb&amp;viewMergedData=1&amp;odsoUdl=Provider%3DMicrosoft.ACE.OLEDB.12.0;User%20ID%3DAdmin;Data%20Source%3DC:\Users\Paul\Documents\GitHub\Cardzz\Paul\Kartenbank.accdb;Mode%3DRead;Extended%20Properties%3D%22%22;Jet%20OLEDB:System%20database%3D%22%22;Jet%20OLEDB:Registry%20Path%3D%22%22;Jet%20OLEDB:Engine%20Type%3D6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odsoTable=Kartendaten&amp;odsoSrc=C:\Users\Paul\Documents\GitHub\Cardzz\Paul\Kartenbank.accdb&amp;odsoColDelim=9&amp;odsoType=1&amp;odsoFHdr=1&amp;fieldMapColumn=0&amp;fieldMapLid=1033&amp;fieldMapDataEnd=1&amp;fieldMapColumn=0&amp;fieldMapLid=1033&amp;fieldMapDataEnd=2&amp;fieldMapColumn=0&amp;fieldMapLid=1033&amp;fieldMapDataEnd=3&amp;fieldMapColumn=0&amp;fieldMapLid=1033&amp;fieldMapDataEnd=4&amp;fieldMapColumn=0&amp;fieldMapLid=1033&amp;fieldMapDataEnd=5&amp;fieldMapColumn=0&amp;fieldMapLid=1033&amp;fieldMapDataEnd=6&amp;fieldMapColumn=0&amp;fieldMapLid=1033&amp;fieldMapDataEnd=7&amp;fieldMapColumn=0&amp;fieldMapLid=1033&amp;fieldMapDataEnd=8&amp;fieldMapColumn=0&amp;fieldMapLid=1033&amp;fieldMapDataEnd=9&amp;fieldMapColumn=0&amp;fieldMapLid=1033&amp;fieldMapDataEnd=10&amp;fieldMapColumn=0&amp;fieldMapLid=1033&amp;fieldMapDataEnd=11&amp;fieldMapColumn=0&amp;fieldMapLid=1033&amp;fieldMapDataEnd=12&amp;fieldMapColumn=0&amp;fieldMapLid=1033&amp;fieldMapDataEnd=13&amp;fieldMapColumn=0&amp;fieldMapLid=1033&amp;fieldMapDataEnd=14&amp;fieldMapColumn=0&amp;fieldMapLid=1033&amp;fieldMapDataEnd=15&amp;fieldMapColumn=0&amp;fieldMapLid=1033&amp;fieldMapDataEnd=16&amp;fieldMapColumn=0&amp;fieldMapLid=1033&amp;fieldMapDataEnd=17&amp;fieldMapColumn=0&amp;fieldMapLid=1033&amp;fieldMapDataEnd=18&amp;fieldMapColumn=0&amp;fieldMapLid=1033&amp;fieldMapDataEnd=19&amp;fieldMapColumn=0&amp;fieldMapLid=1033&amp;fieldMapDataEnd=20&amp;fieldMapColumn=0&amp;fieldMapLid=1033&amp;fieldMapDataEnd=21&amp;fieldMapColumn=0&amp;fieldMapLid=1033&amp;fieldMapDataEnd=22&amp;fieldMapColumn=0&amp;fieldMapLid=1033&amp;fieldMapDataEnd=23&amp;fieldMapColumn=0&amp;fieldMapLid=1033&amp;fieldMapDataEnd=24&amp;fieldMapColumn=0&amp;fieldMapLid=1033&amp;fieldMapDataEnd=25&amp;fieldMapColumn=0&amp;fieldMapLid=1033&amp;fieldMapDataEnd=26&amp;fieldMapColumn=0&amp;fieldMapLid=1033&amp;fieldMapDataEnd=27&amp;fieldMapColumn=0&amp;fieldMapLid=1033&amp;fieldMapDataEnd=28&amp;fieldMapColumn=0&amp;fieldMapLid=1033&amp;fieldMapDataEnd=29&amp;fieldMapColumn=0&amp;fieldMapLid=1033&amp;fieldMapDataEnd=30&amp;recipientActive=1&amp;recipientHash=-481444699&amp;recipientDataEnd=1&amp;recipientActive=1&amp;recipientHash=-1354923231&amp;recipientDataEnd=2&amp;recipientActive=1&amp;recipientHash=-575156801&amp;recipientDataEnd=3&amp;recipientActive=1&amp;recipientHash=-55992041&amp;recipientDataEnd=4&amp;recipientActive=1&amp;recipientHash=1610457447&amp;recipientDataEnd=5&amp;recipientActive=1&amp;recipientHash=814623932&amp;recipientDataEnd=6&amp;recipientActive=1&amp;recipientHash=-645184248&amp;recipientDataEnd=7&amp;recipientActive=1&amp;recipientHash=-2094259202&amp;recipientDataEnd=8&amp;recipientActive=1&amp;recipientHash=851249812&amp;recipientDataEnd=9&amp;recipientActive=1&amp;recipientHash=-67078632&amp;recipientDataEnd=10&amp;recipientActive=1&amp;recipientHash=387685292&amp;recipientDataEnd=11&amp;recipientActive=1&amp;recipientHash=1637934520&amp;recipientDataEnd=12&amp;recipientActive=1&amp;recipientHash=-64951946&amp;recipientDataEnd=13&amp;recipientActive=1&amp;recipientHash=-480276897&amp;recipientDataEnd=14&amp;recipientActive=1&amp;recipientHash=-1586644076&amp;recipientDataEnd=15&amp;recipientActive=1&amp;recipientHash=-266146484&amp;recipientDataEnd=16&amp;recipientActive=1&amp;recipientHash=-161997077&amp;recipientDataEnd=17&amp;recipientActive=1&amp;recipientHash=202248585&amp;recipientDataEnd=18&amp;recipientActive=1&amp;recipientHash=-139771169&amp;recipientDataEnd=19&amp;recipientActive=1&amp;recipientHash=625549414&amp;recipientDataEnd=20&amp;recipientActive=1&amp;recipientHash=-875304332&amp;recipientDataEnd=21&amp;recipientActive=1&amp;recipientHash=565720888&amp;recipientDataEnd=22&amp;recipientActive=1&amp;recipientHash=1048294319&amp;recipientDataEnd=23&amp;recipientActive=1&amp;recipientHash=424499379&amp;recipientDataEnd=24&amp;recipientActive=1&amp;recipientHash=1994938322&amp;recipientDataEnd=25&amp;recipientActive=1&amp;recipientHash=-657568662&amp;recipientDataEnd=26&amp;recipientActive=1&amp;recipientHash=-1235262770&amp;recipientDataEnd=27&amp;recipientActive=1&amp;recipientHash=292153840&amp;recipientDataEnd=28&amp;recipientActive=1&amp;recipientHash=-1724729030&amp;recipientDataEnd=29&amp;recipientActive=1&amp;recipientHash=491059922&amp;recipientDataEnd=30&amp;recipientActive=1&amp;recipientHash=761549993&amp;recipientDataEnd=31"/>1</text:database-display><text:span text:style-name="T40"><draw:frame draw:style-name="a7" draw:name="Grafik 15" text:anchor-type="as-char" svg:x="0in" svg:y="0in" svg:width="0.41525in" svg:height="0.38281in" style:rel-width="scale" style:rel-height="scale"><draw:image xlink:href="media/image1.png" xlink:type="simple" xlink:show="embed" xlink:actuate="onLoad"/><svg:title/><svg:desc/></draw:frame></text:span><text:span text:style-name="T41">x</text:span><text:database-display text:table-name="Kartendaten" text:table-type="table" text:column-name="Gold"><form:connection-resource xlink:href="file:///C:\Users\Paul\Documents\GitHub\Cardzz\Paul\Kartenbank.accdb#mainDocumentType=3&amp;linkToQuery=1&amp;dataType=5&amp;connectString=Provider%3DMicrosoft.ACE.OLEDB.12.0;User%20ID%3DAdmin;Data%20Source%3DC:\Users\Paul\Documents\GitHub\Cardzz\Paul\Kartenbank.accdb;Mode%3DRead;Extended%20Properties%3D%22%22;Jet%20OLEDB:System%20database%3D%22%22;Jet%20OLEDB:Registry%20Path%3D%22%22;Jet%20OLEDB:Engine%20Type%3D6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query=SELECT%20*%20FROM%20%60Kartendaten%60%20&amp;dataSource=C:\Users\Paul\Documents\GitHub\Cardzz\Paul\Kartenbank.accdb&amp;viewMergedData=1&amp;odsoUdl=Provider%3DMicrosoft.ACE.OLEDB.12.0;User%20ID%3DAdmin;Data%20Source%3DC:\Users\Paul\Documents\GitHub\Cardzz\Paul\Kartenbank.accdb;Mode%3DRead;Extended%20Properties%3D%22%22;Jet%20OLEDB:System%20database%3D%22%22;Jet%20OLEDB:Registry%20Path%3D%22%22;Jet%20OLEDB:Engine%20Type%3D6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odsoTable=Kartendaten&amp;odsoSrc=C:\Users\Paul\Documents\GitHub\Cardzz\Paul\Kartenbank.accdb&amp;odsoColDelim=9&amp;odsoType=1&amp;odsoFHdr=1&amp;fieldMapColumn=0&amp;fieldMapLid=1033&amp;fieldMapDataEnd=1&amp;fieldMapColumn=0&amp;fieldMapLid=1033&amp;fieldMapDataEnd=2&amp;fieldMapColumn=0&amp;fieldMapLid=1033&amp;fieldMapDataEnd=3&amp;fieldMapColumn=0&amp;fieldMapLid=1033&amp;fieldMapDataEnd=4&amp;fieldMapColumn=0&amp;fieldMapLid=1033&amp;fieldMapDataEnd=5&amp;fieldMapColumn=0&amp;fieldMapLid=1033&amp;fieldMapDataEnd=6&amp;fieldMapColumn=0&amp;fieldMapLid=1033&amp;fieldMapDataEnd=7&amp;fieldMapColumn=0&amp;fieldMapLid=1033&amp;fieldMapDataEnd=8&amp;fieldMapColumn=0&amp;fieldMapLid=1033&amp;fieldMapDataEnd=9&amp;fieldMapColumn=0&amp;fieldMapLid=1033&amp;fieldMapDataEnd=10&amp;fieldMapColumn=0&amp;fieldMapLid=1033&amp;fieldMapDataEnd=11&amp;fieldMapColumn=0&amp;fieldMapLid=1033&amp;fieldMapDataEnd=12&amp;fieldMapColumn=0&amp;fieldMapLid=1033&amp;fieldMapDataEnd=13&amp;fieldMapColumn=0&amp;fieldMapLid=1033&amp;fieldMapDataEnd=14&amp;fieldMapColumn=0&amp;fieldMapLid=1033&amp;fieldMapDataEnd=15&amp;fieldMapColumn=0&amp;fieldMapLid=1033&amp;fieldMapDataEnd=16&amp;fieldMapColumn=0&amp;fieldMapLid=1033&amp;fieldMapDataEnd=17&amp;fieldMapColumn=0&amp;fieldMapLid=1033&amp;fieldMapDataEnd=18&amp;fieldMapColumn=0&amp;fieldMapLid=1033&amp;fieldMapDataEnd=19&amp;fieldMapColumn=0&amp;fieldMapLid=1033&amp;fieldMapDataEnd=20&amp;fieldMapColumn=0&amp;fieldMapLid=1033&amp;fieldMapDataEnd=21&amp;fieldMapColumn=0&amp;fieldMapLid=1033&amp;fieldMapDataEnd=22&amp;fieldMapColumn=0&amp;fieldMapLid=1033&amp;fieldMapDataEnd=23&amp;fieldMapColumn=0&amp;fieldMapLid=1033&amp;fieldMapDataEnd=24&amp;fieldMapColumn=0&amp;fieldMapLid=1033&amp;fieldMapDataEnd=25&amp;fieldMapColumn=0&amp;fieldMapLid=1033&amp;fieldMapDataEnd=26&amp;fieldMapColumn=0&amp;fieldMapLid=1033&amp;fieldMapDataEnd=27&amp;fieldMapColumn=0&amp;fieldMapLid=1033&amp;fieldMapDataEnd=28&amp;fieldMapColumn=0&amp;fieldMapLid=1033&amp;fieldMapDataEnd=29&amp;fieldMapColumn=0&amp;fieldMapLid=1033&amp;fieldMapDataEnd=30&amp;recipientActive=1&amp;recipientHash=-481444699&amp;recipientDataEnd=1&amp;recipientActive=1&amp;recipientHash=-1354923231&amp;recipientDataEnd=2&amp;recipientActive=1&amp;recipientHash=-575156801&amp;recipientDataEnd=3&amp;recipientActive=1&amp;recipientHash=-55992041&amp;recipientDataEnd=4&amp;recipientActive=1&amp;recipientHash=1610457447&amp;recipientDataEnd=5&amp;recipientActive=1&amp;recipientHash=814623932&amp;recipientDataEnd=6&amp;recipientActive=1&amp;recipientHash=-645184248&amp;recipientDataEnd=7&amp;recipientActive=1&amp;recipientHash=-2094259202&amp;recipientDataEnd=8&amp;recipientActive=1&amp;recipientHash=851249812&amp;recipientDataEnd=9&amp;recipientActive=1&amp;recipientHash=-67078632&amp;recipientDataEnd=10&amp;recipientActive=1&amp;recipientHash=387685292&amp;recipientDataEnd=11&amp;recipientActive=1&amp;recipientHash=1637934520&amp;recipientDataEnd=12&amp;recipientActive=1&amp;recipientHash=-64951946&amp;recipientDataEnd=13&amp;recipientActive=1&amp;recipientHash=-480276897&amp;recipientDataEnd=14&amp;recipientActive=1&amp;recipientHash=-1586644076&amp;recipientDataEnd=15&amp;recipientActive=1&amp;recipientHash=-266146484&amp;recipientDataEnd=16&amp;recipientActive=1&amp;recipientHash=-161997077&amp;recipientDataEnd=17&amp;recipientActive=1&amp;recipientHash=202248585&amp;recipientDataEnd=18&amp;recipientActive=1&amp;recipientHash=-139771169&amp;recipientDataEnd=19&amp;recipientActive=1&amp;recipientHash=625549414&amp;recipientDataEnd=20&amp;recipientActive=1&amp;recipientHash=-875304332&amp;recipientDataEnd=21&amp;recipientActive=1&amp;recipientHash=565720888&amp;recipientDataEnd=22&amp;recipientActive=1&amp;recipientHash=1048294319&amp;recipientDataEnd=23&amp;recipientActive=1&amp;recipientHash=424499379&amp;recipientDataEnd=24&amp;recipientActive=1&amp;recipientHash=1994938322&amp;recipientDataEnd=25&amp;recipientActive=1&amp;recipientHash=-657568662&amp;recipientDataEnd=26&amp;recipientActive=1&amp;recipientHash=-1235262770&amp;recipientDataEnd=27&amp;recipientActive=1&amp;recipientHash=292153840&amp;recipientDataEnd=28&amp;recipientActive=1&amp;recipientHash=-1724729030&amp;recipientDataEnd=29&amp;recipientActive=1&amp;recipientHash=491059922&amp;recipientDataEnd=30&amp;recipientActive=1&amp;recipientHash=761549993&amp;recipientDataEnd=31"/>0</text:database-display></text:p>
          </table:table-cell>
          <table:covered-table-cell>
            <text:list text:style-name="LFO1" text:continue-numbering="true">
              <text:list-item>
                <text:p text:style-name="P42"/>
              </text:list-item>
            </text:list>
          </table:covered-table-cell>
          <table:covered-table-cell>
            <text:p text:style-name="P43"/>
          </table:covered-table-cell>
        </table:table-row>
        <table:table-row table:style-name="TableRow44">
          <table:table-cell table:style-name="TableCell45" table:number-columns-spanned="3">
            <text:p text:style-name="P46"><text:database-display text:table-name="Kartendaten" text:table-type="table" text:column-name="Beschreibung"><form:connection-resource xlink:href="file:///C:\Users\Paul\Documents\GitHub\Cardzz\Paul\Kartenbank.accdb#mainDocumentType=3&amp;linkToQuery=1&amp;dataType=5&amp;connectString=Provider%3DMicrosoft.ACE.OLEDB.12.0;User%20ID%3DAdmin;Data%20Source%3DC:\Users\Paul\Documents\GitHub\Cardzz\Paul\Kartenbank.accdb;Mode%3DRead;Extended%20Properties%3D%22%22;Jet%20OLEDB:System%20database%3D%22%22;Jet%20OLEDB:Registry%20Path%3D%22%22;Jet%20OLEDB:Engine%20Type%3D6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query=SELECT%20*%20FROM%20%60Kartendaten%60%20&amp;dataSource=C:\Users\Paul\Documents\GitHub\Cardzz\Paul\Kartenbank.accdb&amp;viewMergedData=1&amp;odsoUdl=Provider%3DMicrosoft.ACE.OLEDB.12.0;User%20ID%3DAdmin;Data%20Source%3DC:\Users\Paul\Documents\GitHub\Cardzz\Paul\Kartenbank.accdb;Mode%3DRead;Extended%20Properties%3D%22%22;Jet%20OLEDB:System%20database%3D%22%22;Jet%20OLEDB:Registry%20Path%3D%22%22;Jet%20OLEDB:Engine%20Type%3D6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odsoTable=Kartendaten&amp;odsoSrc=C:\Users\Paul\Documents\GitHub\Cardzz\Paul\Kartenbank.accdb&amp;odsoColDelim=9&amp;odsoType=1&amp;odsoFHdr=1&amp;fieldMapColumn=0&amp;fieldMapLid=1033&amp;fieldMapDataEnd=1&amp;fieldMapColumn=0&amp;fieldMapLid=1033&amp;fieldMapDataEnd=2&amp;fieldMapColumn=0&amp;fieldMapLid=1033&amp;fieldMapDataEnd=3&amp;fieldMapColumn=0&amp;fieldMapLid=1033&amp;fieldMapDataEnd=4&amp;fieldMapColumn=0&amp;fieldMapLid=1033&amp;fieldMapDataEnd=5&amp;fieldMapColumn=0&amp;fieldMapLid=1033&amp;fieldMapDataEnd=6&amp;fieldMapColumn=0&amp;fieldMapLid=1033&amp;fieldMapDataEnd=7&amp;fieldMapColumn=0&amp;fieldMapLid=1033&amp;fieldMapDataEnd=8&amp;fieldMapColumn=0&amp;fieldMapLid=1033&amp;fieldMapDataEnd=9&amp;fieldMapColumn=0&amp;fieldMapLid=1033&amp;fieldMapDataEnd=10&amp;fieldMapColumn=0&amp;fieldMapLid=1033&amp;fieldMapDataEnd=11&amp;fieldMapColumn=0&amp;fieldMapLid=1033&amp;fieldMapDataEnd=12&amp;fieldMapColumn=0&amp;fieldMapLid=1033&amp;fieldMapDataEnd=13&amp;fieldMapColumn=0&amp;fieldMapLid=1033&amp;fieldMapDataEnd=14&amp;fieldMapColumn=0&amp;fieldMapLid=1033&amp;fieldMapDataEnd=15&amp;fieldMapColumn=0&amp;fieldMapLid=1033&amp;fieldMapDataEnd=16&amp;fieldMapColumn=0&amp;fieldMapLid=1033&amp;fieldMapDataEnd=17&amp;fieldMapColumn=0&amp;fieldMapLid=1033&amp;fieldMapDataEnd=18&amp;fieldMapColumn=0&amp;fieldMapLid=1033&amp;fieldMapDataEnd=19&amp;fieldMapColumn=0&amp;fieldMapLid=1033&amp;fieldMapDataEnd=20&amp;fieldMapColumn=0&amp;fieldMapLid=1033&amp;fieldMapDataEnd=21&amp;fieldMapColumn=0&amp;fieldMapLid=1033&amp;fieldMapDataEnd=22&amp;fieldMapColumn=0&amp;fieldMapLid=1033&amp;fieldMapDataEnd=23&amp;fieldMapColumn=0&amp;fieldMapLid=1033&amp;fieldMapDataEnd=24&amp;fieldMapColumn=0&amp;fieldMapLid=1033&amp;fieldMapDataEnd=25&amp;fieldMapColumn=0&amp;fieldMapLid=1033&amp;fieldMapDataEnd=26&amp;fieldMapColumn=0&amp;fieldMapLid=1033&amp;fieldMapDataEnd=27&amp;fieldMapColumn=0&amp;fieldMapLid=1033&amp;fieldMapDataEnd=28&amp;fieldMapColumn=0&amp;fieldMapLid=1033&amp;fieldMapDataEnd=29&amp;fieldMapColumn=0&amp;fieldMapLid=1033&amp;fieldMapDataEnd=30&amp;recipientActive=1&amp;recipientHash=-481444699&amp;recipientDataEnd=1&amp;recipientActive=1&amp;recipientHash=-1354923231&amp;recipientDataEnd=2&amp;recipientActive=1&amp;recipientHash=-575156801&amp;recipientDataEnd=3&amp;recipientActive=1&amp;recipientHash=-55992041&amp;recipientDataEnd=4&amp;recipientActive=1&amp;recipientHash=1610457447&amp;recipientDataEnd=5&amp;recipientActive=1&amp;recipientHash=814623932&amp;recipientDataEnd=6&amp;recipientActive=1&amp;recipientHash=-645184248&amp;recipientDataEnd=7&amp;recipientActive=1&amp;recipientHash=-2094259202&amp;recipientDataEnd=8&amp;recipientActive=1&amp;recipientHash=851249812&amp;recipientDataEnd=9&amp;recipientActive=1&amp;recipientHash=-67078632&amp;recipientDataEnd=10&amp;recipientActive=1&amp;recipientHash=387685292&amp;recipientDataEnd=11&amp;recipientActive=1&amp;recipientHash=1637934520&amp;recipientDataEnd=12&amp;recipientActive=1&amp;recipientHash=-64951946&amp;recipientDataEnd=13&amp;recipientActive=1&amp;recipientHash=-480276897&amp;recipientDataEnd=14&amp;recipientActive=1&amp;recipientHash=-1586644076&amp;recipientDataEnd=15&amp;recipientActive=1&amp;recipientHash=-266146484&amp;recipientDataEnd=16&amp;recipientActive=1&amp;recipientHash=-161997077&amp;recipientDataEnd=17&amp;recipientActive=1&amp;recipientHash=202248585&amp;recipientDataEnd=18&amp;recipientActive=1&amp;recipientHash=-139771169&amp;recipientDataEnd=19&amp;recipientActive=1&amp;recipientHash=625549414&amp;recipientDataEnd=20&amp;recipientActive=1&amp;recipientHash=-875304332&amp;recipientDataEnd=21&amp;recipientActive=1&amp;recipientHash=565720888&amp;recipientDataEnd=22&amp;recipientActive=1&amp;recipientHash=1048294319&amp;recipientDataEnd=23&amp;recipientActive=1&amp;recipientHash=424499379&amp;recipientDataEnd=24&amp;recipientActive=1&amp;recipientHash=1994938322&amp;recipientDataEnd=25&amp;recipientActive=1&amp;recipientHash=-657568662&amp;recipientDataEnd=26&amp;recipientActive=1&amp;recipientHash=-1235262770&amp;recipientDataEnd=27&amp;recipientActive=1&amp;recipientHash=292153840&amp;recipientDataEnd=28&amp;recipientActive=1&amp;recipientHash=-1724729030&amp;recipientDataEnd=29&amp;recipientActive=1&amp;recipientHash=491059922&amp;recipientDataEnd=30&amp;recipientActive=1&amp;recipientHash=761549993&amp;recipientDataEnd=31"/>Baue ein Dorf auf dem ausgewählten Feld.</text:database-display></text:p>
          </table:table-cell>
          <table:covered-table-cell/>
          <table:covered-table-cell/>
        </table:table-row>
      </table:table>
      <text:p text:style-name="Standard"><text:line-break/></text:p>
      <text:p text:style-name="P47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lonna MT" svg:font-family="Colonna MT" style:font-family-generic="decorative" style:font-pitch="variable" svg:panose-1="4 2 8 5 6 2 2 3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size="10pt" style:font-size-asian="10pt"/>
    </style:style>
    <style:style style:name="WW_CharLFO1LVL2" style:family="text">
      <style:text-properties style:font-name="Symbol"/>
    </style:style>
    <style:style style:name="WW_CharLFO1LVL3" style:family="text">
      <style:text-properties style:font-name="Symbol"/>
    </style:style>
    <style:style style:name="WW_CharLFO1LVL4" style:family="text">
      <style:text-properties style:font-name="Symbol"/>
    </style:style>
    <style:style style:name="WW_CharLFO1LVL5" style:family="text">
      <style:text-properties style:font-name="Symbol"/>
    </style:style>
    <style:style style:name="WW_CharLFO1LVL6" style:family="text">
      <style:text-properties style:font-name="Symbol"/>
    </style:style>
    <style:style style:name="WW_CharLFO1LVL7" style:family="text">
      <style:text-properties style:font-name="Symbol"/>
    </style:style>
    <style:style style:name="WW_CharLFO1LVL8" style:family="text">
      <style:text-properties style:font-name="Symbol"/>
    </style:style>
    <style:style style:name="WW_CharLFO1LVL9" style:family="text">
      <style:text-properties style:font-name="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image text:level="1" xlink:href="media/image1.png" xlink:type="simple" xlink:show="embed" xlink:actuate="onLoad">
        <style:list-level-properties text:space-before="0.25in" text:min-label-width="0.25in" style:vertical-pos="middle" style:vertical-rel="line" fo:width="0.1506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uliane Boos</meta:initial-creator>
    <dc:creator>Juliane Boos</dc:creator>
    <meta:creation-date>2018-02-09T17:26:00Z</meta:creation-date>
    <dc:date>2018-02-10T10:14:00Z</dc:date>
    <meta:template xlink:href="Normal" xlink:type="simple"/>
    <meta:editing-cycles>3</meta:editing-cycles>
    <meta:editing-duration>PT0S</meta:editing-duration>
    <meta:document-statistic meta:page-count="2" meta:paragraph-count="1" meta:word-count="39" meta:character-count="290" meta:row-count="2" meta:non-whitespace-character-count="252"/>
  </office:meta>
</office:document-meta>
</file>